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B900000086DB4043CECA0B028D.png" manifest:media-type="image/png"/>
  <manifest:file-entry manifest:full-path="Pictures/10000201000001B9000000861B54145DBEB7F84B.png" manifest:media-type="image/png"/>
  <manifest:file-entry manifest:full-path="Pictures/10000201000001B9000000862351618CFAABDF66.png" manifest:media-type="image/png"/>
  <manifest:file-entry manifest:full-path="Pictures/10000201000006760000003499B1100728C91FCF.png" manifest:media-type="image/png"/>
  <manifest:file-entry manifest:full-path="Pictures/1000020100000589000000EC21C65A65C16DF6B5.png" manifest:media-type="image/png"/>
  <manifest:file-entry manifest:full-path="Pictures/1000020100000589000000EC8C9BED261C31AE1F.png" manifest:media-type="image/png"/>
  <manifest:file-entry manifest:full-path="Pictures/1000020100000589000000EC186BA637FD0307B5.png" manifest:media-type="image/png"/>
  <manifest:file-entry manifest:full-path="Pictures/100002010000067600000034F39F35085DD61160.png" manifest:media-type="image/png"/>
  <manifest:file-entry manifest:full-path="Pictures/1000020100000DB4000001BB002E819CF548B469.png" manifest:media-type="image/png"/>
  <manifest:file-entry manifest:full-path="Pictures/10000201000003240000024F0C5F40B2860DA8EF.png" manifest:media-type="image/png"/>
  <manifest:file-entry manifest:full-path="Pictures/1000020100000DB4000001BB139D1380F7F72DA6.png" manifest:media-type="image/png"/>
  <manifest:file-entry manifest:full-path="Pictures/10000201000003230000024F04B9230EFF09B5EE.png" manifest:media-type="image/png"/>
  <manifest:file-entry manifest:full-path="Pictures/1000020100000589000000ECA62A212505C9A672.png" manifest:media-type="image/png"/>
  <manifest:file-entry manifest:full-path="Pictures/10000201000001B900000086101D034C68DFEDC3.png" manifest:media-type="image/png"/>
  <manifest:file-entry manifest:full-path="Pictures/100002010000019E0000005313EAB24D4F107E39.png" manifest:media-type="image/png"/>
  <manifest:file-entry manifest:full-path="Pictures/1000020100000DB4000001BBE8297F72BFDB5E94.png" manifest:media-type="image/png"/>
  <manifest:file-entry manifest:full-path="Pictures/1000020100000DB40000004D1C11E1C362830BE3.png" manifest:media-type="image/png"/>
  <manifest:file-entry manifest:full-path="Pictures/1000020100000676000000341EBBC970C641E4C2.png" manifest:media-type="image/png"/>
  <manifest:file-entry manifest:full-path="Pictures/10000201000001B900000086A5678D14495A8F65.png" manifest:media-type="image/png"/>
  <manifest:file-entry manifest:full-path="Pictures/10000201000001B9000000863964258D638321E3.png" manifest:media-type="image/png"/>
  <manifest:file-entry manifest:full-path="Pictures/10000201000006760000003408B31DC905849A75.png" manifest:media-type="image/png"/>
  <manifest:file-entry manifest:full-path="Pictures/100002010000067600000034134FCB051D1BE4CE.png" manifest:media-type="image/png"/>
  <manifest:file-entry manifest:full-path="Pictures/10000201000009B000000376C3E35CA868546627.png" manifest:media-type="image/png"/>
  <manifest:file-entry manifest:full-path="Pictures/10000201000003230000024F4758AA63F6FCA25F.png" manifest:media-type="image/png"/>
  <manifest:file-entry manifest:full-path="Pictures/10000201000001B9000000869246FE3CEE5E1859.png" manifest:media-type="image/png"/>
  <manifest:file-entry manifest:full-path="Pictures/10000201000003230000024FF6EC4429502DDF76.png" manifest:media-type="image/png"/>
  <manifest:file-entry manifest:full-path="Pictures/1000020100000589000000EC307D8F6698EB911B.png" manifest:media-type="image/png"/>
  <manifest:file-entry manifest:full-path="Pictures/10000201000009B000000376CB844640D7C35D71.png" manifest:media-type="image/png"/>
  <manifest:file-entry manifest:full-path="Pictures/10000201000003230000024F716861A12B97C5C9.png" manifest:media-type="image/png"/>
  <manifest:file-entry manifest:full-path="Pictures/10000201000006760000003439410AC9566D9DC4.png" manifest:media-type="image/png"/>
  <manifest:file-entry manifest:full-path="Pictures/10000201000001B900000086F5B9B1F5698B6EA2.png" manifest:media-type="image/png"/>
  <manifest:file-entry manifest:full-path="Pictures/10000201000001B900000086CDBCC4242D97498F.png" manifest:media-type="image/png"/>
  <manifest:file-entry manifest:full-path="Pictures/10000201000009B10000037667A22C71B6C03A1C.png" manifest:media-type="image/png"/>
  <manifest:file-entry manifest:full-path="Pictures/10000201000001B900000086EDDE84F9924C9AD0.png" manifest:media-type="image/png"/>
  <manifest:file-entry manifest:full-path="Pictures/100002010000012C0000003725333CF04D4A0F1C.png" manifest:media-type="image/png"/>
  <manifest:file-entry manifest:full-path="Pictures/10000201000009B0000003768231CDD10ED40801.png" manifest:media-type="image/png"/>
  <manifest:file-entry manifest:full-path="Pictures/10000201000006760000003420C9B4E96BA5FF83.png" manifest:media-type="image/png"/>
  <manifest:file-entry manifest:full-path="Pictures/10000201000006760000003460D12AE361535504.png" manifest:media-type="image/png"/>
  <manifest:file-entry manifest:full-path="Pictures/10000201000009B0000003763EA899C2FFA385F3.png" manifest:media-type="image/png"/>
  <manifest:file-entry manifest:full-path="Pictures/1000020100000DB4000001BB99D8C35FAB7C9008.png" manifest:media-type="image/png"/>
  <manifest:file-entry manifest:full-path="Pictures/1000020100000DB4000001BBFB362ADD8CF1D4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Catalyst_20_-_20_Text_20_Body">
      <style:text-properties officeooo:rsid="00707669" officeooo:paragraph-rsid="00707669"/>
    </style:style>
    <style:style style:name="P9" style:family="paragraph" style:parent-style-name="Text_20_body">
      <style:text-properties officeooo:rsid="007aa1b3" officeooo:paragraph-rsid="007aa1b3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text-properties officeooo:rsid="007c84fd" officeooo:paragraph-rsid="007c84fd"/>
    </style:style>
    <style:style style:name="P12" style:family="paragraph" style:parent-style-name="Text_20_body">
      <style:text-properties officeooo:rsid="007cd0d4" officeooo:paragraph-rsid="007cd0d4"/>
    </style:style>
    <style:style style:name="P13" style:family="paragraph" style:parent-style-name="Heading_20_1" style:master-page-name="Catalyst-EU_20_-_20_Alternative_20_cover_20_page">
      <style:paragraph-properties style:page-number="auto"/>
      <style:text-properties officeooo:paragraph-rsid="007aa1b3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T20" style:family="text">
      <style:text-properties officeooo:rsid="007aa1b3"/>
    </style:style>
    <style:style style:name="T21" style:family="text">
      <style:text-properties officeooo:rsid="007c84fd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1">{{client}}</text:span> </text:p>
      <text:p text:style-name="P9">52 Money way,</text:p>
      <text:p text:style-name="P9">Cash Land</text:p>
      <text:p text:style-name="P9"/>
      <text:p text:style-name="P9">some kind of text</text:p>
      <text:p text:style-name="P9"/>
      <text:p text:style-name="P11">{{title}}</text:p>
      <text:p text:style-name="P9">Quote table:</text:p>
      <text:p text:style-name="P9"/>
      <text:p text:style-name="P12">Terms and conditions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Catalyst_20_-_20_Text_20_Body"/>
      <text:p text:style-name="Catalyst_20_-_20_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6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1cm" fo:margin-right="0cm" fo:margin-top="0.4cm" fo:margin-bottom="0.101cm" loext:contextual-spacing="false" style:line-spacing="0.071cm" fo:text-indent="-1cm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4cm" fo:margin-bottom="0cm" loext:contextual-spacing="false" style:line-spacing="0.106cm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15cm" fo:margin-bottom="0cm" loext:contextual-spacing="false" style:line-spacing="0.106cm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2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1cm" fo:margin-right="0cm" fo:margin-top="0.4cm" fo:margin-bottom="0cm" loext:contextual-spacing="false" style:line-spacing="0.106cm" fo:text-indent="-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199cm" fo:margin-bottom="0.199cm" loext:contextual-spacing="false" style:line-spacing="0.106cm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cm" fo:margin-bottom="0.199cm" loext:contextual-spacing="false" style:line-spacing="0.106cm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cm" fo:margin-right="0cm" style:line-spacing="0.071cm" fo:text-indent="0cm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cm" fo:margin-bottom="0cm" loext:contextual-spacing="false" style:line-spacing="0.141cm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1cm" fo:margin-right="0cm" fo:margin-top="0.4cm" fo:margin-bottom="0cm" loext:contextual-spacing="false" style:line-spacing="0.106cm" fo:orphans="2" fo:widows="2" fo:text-indent="0cm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cm" fo:margin-bottom="0.101cm" loext:contextual-spacing="false" style:line-spacing="0.106cm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49cm" fo:margin-bottom="0.049cm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2cm" fo:margin-right="0cm" fo:margin-top="0.4cm" fo:margin-bottom="0cm" loext:contextual-spacing="false" style:line-spacing="0.109cm" fo:orphans="2" fo:widows="2" fo:text-indent="0cm" style:auto-text-indent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Text_20_body">
      <style:paragraph-properties fo:text-align="end" style:justify-single-word="false"/>
    </style:style>
    <style:style style:name="MP6" style:family="paragraph" style:parent-style-name="Catalyst_20_-_20_Footer">
      <style:text-properties officeooo:paragraph-rsid="0069ec38"/>
    </style:style>
    <style:style style:name="MP7" style:family="paragraph" style:parent-style-name="Catalyst_20_-_20_Footer">
      <style:text-properties officeooo:paragraph-rsid="006bdb17"/>
    </style:style>
    <style:style style:name="MP8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1cm" fo:margin-left="4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solid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4.001cm" fo:margin-bottom="1cm" fo:margin-left="2cm" fo:margin-right="6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3">
      <style:page-layout-properties fo:page-width="29.7cm" fo:page-height="21.001cm" style:num-format="1" style:print-orientation="landscape" fo:margin-top="4.001cm" fo:margin-bottom="1cm" fo:margin-left="2cm" fo:margin-right="6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4.001cm" fo:margin-bottom="1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18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01cm" fo:margin-left="0cm" fo:margin-right="0cm" fo:margin-top="1.101cm" style:dynamic-spacing="false"/>
      </style:footer-style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101cm" fo:margin-left="0cm" fo:margin-right="0cm" fo:margin-top="1.401cm" style:dynamic-spacing="false"/>
      </style:footer-style>
    </style:page-layout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21.001cm" svg:height="7.5cm" draw:z-index="0"><draw:image xlink:href="Pictures/10000201000009B000000376CB844640D7C35D71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cm" svg:width="5.6cm" svg:height="1.7cm" draw:z-index="1"><draw:image xlink:href="Pictures/10000201000001B900000086CDBCC4242D97498F.png" xlink:type="simple" xlink:show="embed" xlink:actuate="onLoad"/></draw:frame><draw:frame draw:style-name="Mfr3" draw:name="Image12" text:anchor-type="paragraph" svg:x="0cm" svg:y="27.15cm" svg:width="21.001cm" svg:height="0.66cm" draw:z-index="2"><draw:image xlink:href="Pictures/10000201000006760000003439410AC9566D9DC4.png" xlink:type="simple" xlink:show="embed" xlink:actuate="onLoad"/></draw:frame><text:variable-get text:name="ProjectFullName">Double click to enter project full name</text:variable-get><text:span text:style-name="MT1"> </text:span><text:span text:style-name="MT2">//</text:span> <text:variable-get text:name="ClientFullName">Double Click to enter client full name</text:variable-get></text:p>
        <text:p text:style-name="MP1"><draw:frame draw:style-name="Mfr2" draw:name="Image9" text:anchor-type="paragraph" svg:x="0cm" svg:width="5.6cm" svg:height="1.7cm" draw:z-index="3"><draw:image xlink:href="Pictures/10000201000001B900000086F5B9B1F5698B6EA2.png" xlink:type="simple" xlink:show="embed" xlink:actuate="onLoad"/></draw:frame><draw:frame draw:style-name="Mfr3" draw:name="Image10" text:anchor-type="paragraph" svg:x="0cm" svg:y="27.15cm" svg:width="21.001cm" svg:height="0.66cm" draw:z-index="4"><draw:image xlink:href="Pictures/10000201000006760000003439410AC9566D9DC4.png" xlink:type="simple" xlink:show="embed" xlink:actuate="onLoad"/></draw:frame><draw:frame draw:style-name="Mfr3" draw:name="graphics8" text:anchor-type="paragraph" svg:x="0cm" svg:y="27.15cm" svg:width="21.001cm" svg:height="0.66cm" draw:z-index="5"><draw:image xlink:href="Pictures/10000201000006760000003408B31DC905849A75.png" xlink:type="simple" xlink:show="embed" xlink:actuate="onLoad"/></draw:frame><draw:frame draw:style-name="Mfr2" draw:name="graphics1" text:anchor-type="paragraph" svg:x="0cm" svg:width="5.6cm" svg:height="1.7cm" draw:z-index="6"><draw:image xlink:href="Pictures/10000201000001B9000000863964258D638321E3.png" xlink:type="simple" xlink:show="embed" xlink:actuate="onLoad"/></draw:frame>Commercial in Confidence<text:span text:style-name="MT1"> </text:span><text:span text:style-name="MT2">//</text:span> 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cm" svg:width="5.6cm" svg:height="1.7cm" draw:z-index="0"><draw:image xlink:href="Pictures/10000201000001B9000000863964258D638321E3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11" text:date-value="2017-07-27T13:09:30.460517657">July 2017</text:date></text:p>
        <text:p text:style-name="Catalyst_20_-_20_Footer"><draw:frame draw:style-name="Mfr5" draw:name="graphics16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graphics18" text:anchor-type="paragraph" svg:x="-6.249cm" svg:width="5.6cm" svg:height="1.7cm" draw:z-index="0"><draw:image xlink:href="Pictures/10000201000001B9000000863964258D638321E3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13.496cm" svg:y="1.849cm" svg:width="3.505cm" svg:height="0.702cm" draw:z-index="0"><draw:image xlink:href="Pictures/100002010000019E0000005313EAB24D4F107E39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6.798cm" svg:height="5.002cm" draw:z-index="0"><draw:image xlink:href="Pictures/10000201000003230000024F716861A12B97C5C9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cm" svg:y="27.15cm" svg:width="21.001cm" svg:height="0.66cm" draw:z-index="7"><draw:image xlink:href="Pictures/100002010000067600000034134FCB051D1BE4CE.png" xlink:type="simple" xlink:show="embed" xlink:actuate="onLoad"/></draw:frame><draw:frame draw:style-name="Mfr2" draw:name="graphics6" text:anchor-type="paragraph" svg:x="0cm" svg:width="5.6cm" svg:height="1.7cm" draw:z-index="8"><draw:image xlink:href="Pictures/10000201000001B9000000869246FE3CEE5E1859.png" xlink:type="simple" xlink:show="embed" xlink:actuate="onLoad"/></draw:frame><text:variable-get text:name="ProjectFullName"/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/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11" text:date-value="2017-07-27T13:09:30.476184063">July 2017</text:date></text:span></text:p>
        <text:p text:style-name="MP1"><draw:frame draw:style-name="Mfr9" draw:name="graphics10" text:anchor-type="paragraph" svg:x="0cm" svg:y="27.15cm" svg:width="21.001cm" svg:height="0.66cm" draw:z-index="9"><draw:image xlink:href="Pictures/100002010000067600000034134FCB051D1BE4CE.png" xlink:type="simple" xlink:show="embed" xlink:actuate="onLoad"/></draw:frame><draw:frame draw:style-name="Mfr2" draw:name="graphics11" text:anchor-type="paragraph" svg:x="0cm" svg:width="5.6cm" svg:height="1.7cm" draw:z-index="10"><draw:image xlink:href="Pictures/10000201000001B9000000869246FE3CEE5E1859.png" xlink:type="simple" xlink:show="embed" xlink:actuate="onLoad"/></draw:frame><text:span text:style-name="MT1">Commercial in Confidence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1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graphics15" text:anchor-type="paragraph" svg:y="27.15cm" svg:width="21.001cm" svg:height="0.66cm" draw:z-index="0"><draw:image xlink:href="Pictures/100002010000067600000034134FCB051D1BE4CE.png" xlink:type="simple" xlink:show="embed" xlink:actuate="onLoad"/></draw:frame><draw:frame draw:style-name="Mfr12" draw:name="Image48" text:anchor-type="paragraph" svg:width="11.996cm" svg:height="1.998cm" draw:z-index="0"><draw:image xlink:href="Pictures/1000020100000589000000EC307D8F6698EB911B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29.7cm" svg:height="3.75cm" draw:z-index="0"><draw:image xlink:href="Pictures/1000020100000DB4000001BBE8297F72BFDB5E94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21.001cm" svg:height="7.5cm" draw:z-index="0"><draw:image xlink:href="Pictures/10000201000009B0000003768231CDD10ED40801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21.001cm" svg:height="7.5cm" draw:z-index="0"><draw:image xlink:href="Pictures/10000201000009B0000003763EA899C2FFA385F3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21.001cm" svg:height="7.5cm" draw:z-index="0"><draw:image xlink:href="Pictures/10000201000009B000000376C3E35CA868546627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21.001cm" svg:height="7.5cm" draw:z-index="0"><draw:image xlink:href="Pictures/10000201000009B10000037667A22C71B6C03A1C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29.7cm" svg:height="3.75cm" draw:z-index="0"><draw:image xlink:href="Pictures/1000020100000DB4000001BBFB362ADD8CF1D4F0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cm" svg:y="27.15cm" svg:width="21.001cm" svg:height="0.66cm" draw:z-index="0"><draw:image xlink:href="Pictures/10000201000006760000003460D12AE361535504.png" xlink:type="simple" xlink:show="embed" xlink:actuate="onLoad"/></draw:frame><draw:frame draw:style-name="Mfr2" draw:name="Image7" text:anchor-type="paragraph" svg:x="0cm" svg:width="5.6cm" svg:height="1.7cm" draw:z-index="0"><draw:image xlink:href="Pictures/10000201000001B900000086A5678D14495A8F65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cm" svg:width="5.6cm" svg:height="1.7cm" draw:z-index="0"><draw:image xlink:href="Pictures/10000201000001B900000086EDDE84F9924C9AD0.png" xlink:type="simple" xlink:show="embed" xlink:actuate="onLoad"/></draw:frame><draw:frame draw:style-name="Mfr3" draw:name="Image14" text:anchor-type="paragraph" svg:x="0cm" svg:y="27.15cm" svg:width="21.001cm" svg:height="0.66cm" draw:z-index="0"><draw:image xlink:href="Pictures/10000201000006760000003460D12AE361535504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cm" svg:y="27.15cm" svg:width="21.001cm" svg:height="0.66cm" draw:z-index="0"><draw:image xlink:href="Pictures/10000201000006760000003420C9B4E96BA5FF83.png" xlink:type="simple" xlink:show="embed" xlink:actuate="onLoad"/></draw:frame><draw:frame draw:style-name="Mfr4" draw:name="Image16" text:anchor-type="paragraph" svg:x="0cm" svg:width="5.6cm" svg:height="1.7cm" draw:z-index="0"><draw:image xlink:href="Pictures/10000201000001B900000086EDDE84F9924C9AD0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11" text:date-value="2017-07-27T13:09:30.605035079">July 2017</text:date></text:span></text:p>
        <text:p text:style-name="MP1"><draw:frame draw:style-name="Mfr9" draw:name="Image17" text:anchor-type="paragraph" svg:x="0cm" svg:y="27.15cm" svg:width="21.001cm" svg:height="0.66cm" draw:z-index="0"><draw:image xlink:href="Pictures/10000201000006760000003420C9B4E96BA5FF83.png" xlink:type="simple" xlink:show="embed" xlink:actuate="onLoad"/></draw:frame><draw:frame draw:style-name="Mfr2" draw:name="Image18" text:anchor-type="paragraph" svg:x="0cm" svg:width="5.6cm" svg:height="1.7cm" draw:z-index="0"><draw:image xlink:href="Pictures/10000201000001B900000086EDDE84F9924C9AD0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cm" svg:y="27.15cm" svg:width="21.001cm" svg:height="0.66cm" draw:z-index="11"><draw:image xlink:href="Pictures/10000201000006760000003420C9B4E96BA5FF83.png" xlink:type="simple" xlink:show="embed" xlink:actuate="onLoad"/></draw:frame><draw:frame draw:style-name="Mfr2" draw:name="Image20" text:anchor-type="paragraph" svg:x="0cm" svg:width="5.6cm" svg:height="1.7cm" draw:z-index="12"><draw:image xlink:href="Pictures/10000201000001B900000086101D034C68DFEDC3.png" xlink:type="simple" xlink:show="embed" xlink:actuate="onLoad"/></draw:frame><text:span text:style-name="Catalyst_20_-_20_Footer_20_light"><text:span text:style-name="MT14"><text:variable-get text:name="ProjectFullName"/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/></text:span><text:span text:style-name="MT5"> </text:span><text:span text:style-name="MT9">//</text:span><text:span text:style-name="MT1"> </text:span><text:span text:style-name="MT1"><text:date style:data-style-name="N111" text:date-value="2017-07-27T13:09:30.612092223">July 2017</text:date></text:span></text:p>
        <text:p text:style-name="MP2"><draw:frame draw:style-name="Mfr9" draw:name="Image21" text:anchor-type="paragraph" svg:x="0cm" svg:y="27.15cm" svg:width="21.001cm" svg:height="0.66cm" draw:z-index="13"><draw:image xlink:href="Pictures/10000201000006760000003420C9B4E96BA5FF83.png" xlink:type="simple" xlink:show="embed" xlink:actuate="onLoad"/></draw:frame><draw:frame draw:style-name="Mfr2" draw:name="Image22" text:anchor-type="paragraph" svg:x="0cm" svg:width="5.6cm" svg:height="1.7cm" draw:z-index="14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2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24" text:anchor-type="paragraph" svg:y="27.15cm" svg:width="21.001cm" svg:height="0.66cm" draw:z-index="0"><draw:image xlink:href="Pictures/10000201000006760000003420C9B4E96BA5FF83.png" xlink:type="simple" xlink:show="embed" xlink:actuate="onLoad"/></draw:frame><draw:frame draw:style-name="Mfr12" draw:name="Image25" text:anchor-type="paragraph" svg:width="11.996cm" svg:height="1.998cm" draw:z-index="0"><draw:image xlink:href="Pictures/1000020100000589000000ECA62A212505C9A672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6.798cm" svg:height="5.002cm" draw:z-index="0"><draw:image xlink:href="Pictures/10000201000003230000024F4758AA63F6FCA25F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6.798cm" svg:height="5.002cm" draw:z-index="0"><draw:image xlink:href="Pictures/10000201000003230000024F04B9230EFF09B5EE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29.7cm" svg:height="3.75cm" draw:z-index="0"><draw:image xlink:href="Pictures/1000020100000DB4000001BB139D1380F7F72DA6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29.7cm" svg:height="3.75cm" draw:z-index="0"><draw:image xlink:href="Pictures/1000020100000DB4000001BB99D8C35FAB7C9008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29.7cm" svg:height="3.75cm" draw:z-index="0"><draw:image xlink:href="Pictures/1000020100000DB4000001BB002E819CF548B469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27T13:09:30.698643755">July 2017</text:date></text:span></text:p>
        <text:p text:style-name="Catalyst_20_-_20_Footer"><draw:frame draw:style-name="Mfr6" draw:name="Image31" text:anchor-type="paragraph" svg:x="-6.249cm" svg:width="5.6cm" svg:height="1.7cm" draw:z-index="0"><draw:image xlink:href="Pictures/10000201000001B900000086101D034C68DFEDC3.png" xlink:type="simple" xlink:show="embed" xlink:actuate="onLoad"/></draw:frame><draw:frame draw:style-name="Mfr5" draw:name="Image32" text:anchor-type="paragraph" svg:x="0cm" svg:y="18.45cm" svg:width="29.7cm" svg:height="0.651cm" draw:z-index="0"><draw:image xlink:href="Pictures/1000020100000DB40000004D1C11E1C362830BE3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27T13:09:30.704136835">July 2017</text:date></text:span></text:p>
        <text:p text:style-name="MP4"><draw:frame draw:style-name="Mfr5" draw:name="Image35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Image36" text:anchor-type="paragraph" svg:x="-6.249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41" text:anchor-type="paragraph" svg:y="27.15cm" svg:width="21.001cm" svg:height="0.66cm" draw:z-index="0"><draw:image xlink:href="Pictures/100002010000067600000034F39F35085DD61160.png" xlink:type="simple" xlink:show="embed" xlink:actuate="onLoad"/></draw:frame><draw:frame draw:style-name="Mfr12" draw:name="Image63" text:anchor-type="paragraph" svg:width="11.996cm" svg:height="1.998cm" draw:z-index="0"><draw:image xlink:href="Pictures/1000020100000589000000EC186BA637FD0307B5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38" text:anchor-type="paragraph" svg:y="27.15cm" svg:width="21.001cm" svg:height="0.66cm" draw:z-index="0"><draw:image xlink:href="Pictures/100002010000067600000034F39F35085DD61160.png" xlink:type="simple" xlink:show="embed" xlink:actuate="onLoad"/></draw:frame><draw:frame draw:style-name="Mfr12" draw:name="Image49" text:anchor-type="paragraph" svg:width="11.996cm" svg:height="1.998cm" draw:z-index="0"><draw:image xlink:href="Pictures/1000020100000589000000EC8C9BED261C31AE1F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cm" svg:width="4.8cm" svg:height="0.87cm" draw:z-index="15"><draw:image xlink:href="Pictures/100002010000012C0000003725333CF04D4A0F1C.png" xlink:type="simple" xlink:show="embed" xlink:actuate="onLoad"/></draw:frame></text:p>
        <text:p text:style-name="Header"/>
        <text:p text:style-name="MP5">15-17 Middle Street, Brighton</text:p>
        <text:p text:style-name="MP5">BN1 1AL, United Kingdom</text:p>
        <text:p text:style-name="MP5">+44 1273 929 450</text:p>
      </style:header>
      <style:footer>
        <text:p text:style-name="Footer"><draw:frame draw:style-name="Mfr13" draw:name="Image43" text:anchor-type="paragraph" svg:width="11.996cm" svg:height="1.998cm" draw:z-index="16"><draw:image xlink:href="Pictures/1000020100000589000000EC21C65A65C16DF6B5.png" xlink:type="simple" xlink:show="embed" xlink:actuate="onLoad"/></draw:frame><draw:frame draw:style-name="Mfr11" draw:name="Image44" text:anchor-type="paragraph" svg:y="27.15cm" svg:width="21.001cm" svg:height="0.66cm" draw:z-index="17"><draw:image xlink:href="Pictures/1000020100000676000000341EBBC970C641E4C2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6.807cm" svg:height="5.002cm" draw:z-index="0"><draw:image xlink:href="Pictures/10000201000003240000024F0C5F40B2860DA8EF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6.798cm" svg:height="5.002cm" draw:z-index="0"><draw:image xlink:href="Pictures/10000201000003230000024FF6EC4429502DDF76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6"><draw:frame draw:style-name="Mfr9" draw:name="Image51" text:anchor-type="paragraph" svg:x="0cm" svg:y="27.15cm" svg:width="21.001cm" svg:height="0.66cm" draw:z-index="0"><draw:image xlink:href="Pictures/10000201000006760000003499B1100728C91FCF.png" xlink:type="simple" xlink:show="embed" xlink:actuate="onLoad"/></draw:frame><draw:frame draw:style-name="Mfr2" draw:name="Image52" text:anchor-type="paragraph" svg:x="0cm" svg:width="5.6cm" svg:height="1.7cm" draw:z-index="0"><draw:image xlink:href="Pictures/10000201000001B9000000862351618CFAABDF66.png" xlink:type="simple" xlink:show="embed" xlink:actuate="onLoad"/></draw:frame><text:span text:style-name="MT5"> </text:span><text:span text:style-name="MT5"><text:date style:data-style-name="N111" text:date-value="2017-07-27T13:09:30.738569484">July 2017</text:date></text:span></text:p>
        <text:p text:style-name="MP6"><draw:frame draw:style-name="Mfr9" draw:name="Image53" text:anchor-type="paragraph" svg:x="0cm" svg:y="27.15cm" svg:width="21.001cm" svg:height="0.66cm" draw:z-index="0"><draw:image xlink:href="Pictures/10000201000006760000003499B1100728C91FCF.png" xlink:type="simple" xlink:show="embed" xlink:actuate="onLoad"/></draw:frame><draw:frame draw:style-name="Mfr2" draw:name="Image54" text:anchor-type="paragraph" svg:x="0cm" svg:width="5.6cm" svg:height="1.7cm" draw:z-index="0"><draw:image xlink:href="Pictures/10000201000001B9000000862351618CFAABDF66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7"><draw:frame draw:style-name="Mfr9" draw:name="Image55" text:anchor-type="paragraph" svg:x="0cm" svg:y="27.15cm" svg:width="21.001cm" svg:height="0.66cm" draw:z-index="0"><draw:image xlink:href="Pictures/10000201000006760000003499B1100728C91FCF.png" xlink:type="simple" xlink:show="embed" xlink:actuate="onLoad"/></draw:frame><draw:frame draw:style-name="Mfr2" draw:name="Image56" text:anchor-type="paragraph" svg:x="0cm" svg:width="5.6cm" svg:height="1.7cm" draw:z-index="0"><draw:image xlink:href="Pictures/10000201000001B9000000861B54145DBEB7F84B.png" xlink:type="simple" xlink:show="embed" xlink:actuate="onLoad"/></draw:frame><text:span text:style-name="MT5"> </text:span><text:span text:style-name="MT5"><text:date style:data-style-name="N111" text:date-value="2017-07-27T13:09:30.744596282">July 2017</text:date></text:span></text:p>
        <text:p text:style-name="MP7"><draw:frame draw:style-name="Mfr9" draw:name="Image57" text:anchor-type="paragraph" svg:x="0cm" svg:y="27.15cm" svg:width="21.001cm" svg:height="0.66cm" draw:z-index="0"><draw:image xlink:href="Pictures/10000201000006760000003499B1100728C91FCF.png" xlink:type="simple" xlink:show="embed" xlink:actuate="onLoad"/></draw:frame><draw:frame draw:style-name="Mfr2" draw:name="Image58" text:anchor-type="paragraph" svg:x="0cm" svg:width="5.6cm" svg:height="1.7cm" draw:z-index="0"><draw:image xlink:href="Pictures/10000201000001B9000000861B54145DBEB7F84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8"><draw:frame draw:style-name="Mfr9" draw:name="Image59" text:anchor-type="paragraph" svg:x="0cm" svg:y="27.15cm" svg:width="21.001cm" svg:height="0.66cm" draw:z-index="0"><draw:image xlink:href="Pictures/10000201000006760000003499B1100728C91FCF.png" xlink:type="simple" xlink:show="embed" xlink:actuate="onLoad"/></draw:frame><draw:frame draw:style-name="Mfr2" draw:name="Image60" text:anchor-type="paragraph" svg:x="0cm" svg:width="5.6cm" svg:height="1.7cm" draw:z-index="0"><draw:image xlink:href="Pictures/10000201000001B900000086DB4043CECA0B028D.png" xlink:type="simple" xlink:show="embed" xlink:actuate="onLoad"/></draw:frame><text:span text:style-name="MT5"> </text:span><text:span text:style-name="MT5"><text:date style:data-style-name="N111" text:date-value="2017-07-27T13:09:30.750629366">July 2017</text:date></text:span></text:p>
        <text:p text:style-name="MP8"><draw:frame draw:style-name="Mfr9" draw:name="Image61" text:anchor-type="paragraph" svg:x="0cm" svg:y="27.15cm" svg:width="21.001cm" svg:height="0.66cm" draw:z-index="0"><draw:image xlink:href="Pictures/10000201000006760000003499B1100728C91FCF.png" xlink:type="simple" xlink:show="embed" xlink:actuate="onLoad"/></draw:frame><draw:frame draw:style-name="Mfr2" draw:name="Image62" text:anchor-type="paragraph" svg:x="0cm" svg:width="5.6cm" svg:height="1.7cm" draw:z-index="0"><draw:image xlink:href="Pictures/10000201000001B900000086DB4043CECA0B028D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1:41:10.648974263</meta:creation-date>
    <meta:editing-duration>PT1H28M20S</meta:editing-duration>
    <meta:editing-cycles>5</meta:editing-cycles>
    <meta:generator>LibreOffice/5.1.6.2$Linux_X86_64 LibreOffice_project/10m0$Build-2</meta:generator>
    <dc:date>2017-07-27T13:09:30.235645661</dc:date>
    <meta:document-statistic meta:table-count="0" meta:image-count="74" meta:object-count="0" meta:page-count="1" meta:paragraph-count="34" meta:word-count="274" meta:character-count="1651" meta:non-whitespace-character-count="1406"/>
  </office:meta>
</office:document-meta>
</file>